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bdc4" officeooo:paragraph-rsid="0002bdc4"/>
    </style:style>
    <style:style style:name="P2" style:family="paragraph" style:parent-style-name="Standard">
      <style:text-properties officeooo:rsid="000582e0" officeooo:paragraph-rsid="000582e0"/>
    </style:style>
    <style:style style:name="P3" style:family="paragraph" style:parent-style-name="Standard">
      <style:text-properties officeooo:rsid="00059f59" officeooo:paragraph-rsid="00059f59"/>
    </style:style>
    <style:style style:name="P4" style:family="paragraph" style:parent-style-name="Standard">
      <style:text-properties fo:font-weight="bold" officeooo:rsid="0006bf30" officeooo:paragraph-rsid="0008e9ec" style:font-weight-asian="bold" style:font-weight-complex="bold"/>
    </style:style>
    <style:style style:name="P5" style:family="paragraph" style:parent-style-name="Standard">
      <style:text-properties fo:font-weight="bold" officeooo:rsid="000c61fc" officeooo:paragraph-rsid="000c61fc" style:font-weight-asian="bold" style:font-weight-complex="bold"/>
    </style:style>
    <style:style style:name="P6" style:family="paragraph" style:parent-style-name="Text_20_body">
      <style:paragraph-properties fo:margin-top="0in" fo:margin-bottom="0.0181in" style:contextual-spacing="false" fo:line-height="100%"/>
      <style:text-properties fo:font-weight="bold" officeooo:paragraph-rsid="0008e9ec" style:font-weight-asian="bold" style:font-weight-complex="bold"/>
    </style:style>
    <style:style style:name="P7" style:family="paragraph" style:parent-style-name="Standard">
      <style:text-properties fo:font-weight="normal" officeooo:rsid="00059f59" officeooo:paragraph-rsid="00059f59" style:font-weight-asian="normal" style:font-weight-complex="normal"/>
    </style:style>
    <style:style style:name="P8" style:family="paragraph" style:parent-style-name="Standard">
      <style:text-properties fo:font-weight="normal" officeooo:rsid="0005a857" officeooo:paragraph-rsid="0005a857" style:font-weight-asian="normal" style:font-weight-complex="normal"/>
    </style:style>
    <style:style style:name="P9" style:family="paragraph" style:parent-style-name="Standard">
      <style:text-properties fo:font-weight="normal" officeooo:rsid="0006bf30" officeooo:paragraph-rsid="0006bf30" style:font-weight-asian="normal" style:font-weight-complex="normal"/>
    </style:style>
    <style:style style:name="P10" style:family="paragraph" style:parent-style-name="Standard">
      <style:text-properties fo:font-weight="normal" officeooo:rsid="0006bf30" officeooo:paragraph-rsid="0008e9ec" style:font-weight-asian="normal" style:font-weight-complex="normal"/>
    </style:style>
    <style:style style:name="P11" style:family="paragraph" style:parent-style-name="Standard">
      <style:text-properties fo:font-weight="normal" officeooo:rsid="000c61fc" officeooo:paragraph-rsid="000c61fc" style:font-weight-asian="normal" style:font-weight-complex="normal"/>
    </style:style>
    <style:style style:name="P12" style:family="paragraph" style:parent-style-name="Standard">
      <style:text-properties fo:font-weight="normal" officeooo:rsid="000ff15b" officeooo:paragraph-rsid="000ff15b" style:font-weight-asian="normal" style:font-weight-complex="normal"/>
    </style:style>
    <style:style style:name="P13" style:family="paragraph" style:parent-style-name="Standard">
      <style:text-properties officeooo:rsid="00079979" officeooo:paragraph-rsid="00079979"/>
    </style:style>
    <style:style style:name="P14" style:family="paragraph" style:parent-style-name="Standard">
      <style:paragraph-properties fo:line-height="100%"/>
      <style:text-properties officeooo:rsid="0007de16" officeooo:paragraph-rsid="0007de16"/>
    </style:style>
    <style:style style:name="P15" style:family="paragraph" style:parent-style-name="Text_20_body">
      <style:paragraph-properties fo:margin-top="0in" fo:margin-bottom="0.0181in" style:contextual-spacing="false" fo:line-height="100%"/>
      <style:text-properties officeooo:rsid="0007de16" officeooo:paragraph-rsid="0008e9ec"/>
    </style:style>
    <style:style style:name="P16" style:family="paragraph" style:parent-style-name="Standard">
      <style:text-properties officeooo:rsid="0009c736" officeooo:paragraph-rsid="0009c736"/>
    </style:style>
    <style:style style:name="P17" style:family="paragraph" style:parent-style-name="Standard">
      <style:text-properties officeooo:rsid="000e3f8f" officeooo:paragraph-rsid="000e3f8f"/>
    </style:style>
    <style:style style:name="P18" style:family="paragraph" style:parent-style-name="Standard">
      <style:text-properties fo:language="en" fo:country="US" fo:font-weight="normal" officeooo:rsid="000ff15b" officeooo:paragraph-rsid="000ff15b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011f3cd" officeooo:paragraph-rsid="0011f3cd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011f3cd" officeooo:paragraph-rsid="0013685e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013685e" officeooo:paragraph-rsid="0013685e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013685e" officeooo:paragraph-rsid="0024739d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013685e" officeooo:paragraph-rsid="0025bac7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013685e" officeooo:paragraph-rsid="002d10d2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0148fac" officeooo:paragraph-rsid="00148fac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0177264" officeooo:paragraph-rsid="00177264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018a3df" officeooo:paragraph-rsid="0018a3df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18a3df" officeooo:paragraph-rsid="001a1dfe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01a1dfe" officeooo:paragraph-rsid="001a1dfe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01b85fb" officeooo:paragraph-rsid="001b85fb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01d04f1" officeooo:paragraph-rsid="001d04f1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1e2d4e" officeooo:paragraph-rsid="001e2d4e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1e2d4e" officeooo:paragraph-rsid="001f7b68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0236fff" officeooo:paragraph-rsid="00236fff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24739d" officeooo:paragraph-rsid="0024739d" style:font-weight-asian="normal" style:font-weight-complex="normal"/>
    </style:style>
    <style:style style:name="P36" style:family="paragraph" style:parent-style-name="Standard">
      <style:text-properties fo:language="en" fo:country="US" fo:font-weight="normal" officeooo:rsid="002b1eca" officeooo:paragraph-rsid="002b1eca" style:font-weight-asian="normal" style:font-weight-complex="normal"/>
    </style:style>
    <style:style style:name="P37" style:family="paragraph" style:parent-style-name="Standard">
      <style:text-properties fo:color="#c9211e" loext:opacity="100%" fo:language="en" fo:country="US" fo:font-weight="normal" officeooo:rsid="001b85fb" officeooo:paragraph-rsid="001b85fb" style:font-weight-asian="normal" style:font-weight-complex="normal"/>
    </style:style>
    <style:style style:name="P38" style:family="paragraph" style:parent-style-name="Heading_20_1">
      <style:text-properties officeooo:rsid="002e9e61" officeooo:paragraph-rsid="002e9e61"/>
    </style:style>
    <style:style style:name="P39" style:family="paragraph" style:parent-style-name="Heading_20_1">
      <style:text-properties officeooo:rsid="00438026" officeooo:paragraph-rsid="00438026"/>
    </style:style>
    <style:style style:name="P40" style:family="paragraph" style:parent-style-name="Standard">
      <style:text-properties fo:language="en" fo:country="US" fo:font-weight="normal" officeooo:rsid="0024739d" officeooo:paragraph-rsid="0024739d" style:font-weight-asian="normal" style:font-weight-complex="normal"/>
    </style:style>
    <style:style style:name="P41" style:family="paragraph" style:parent-style-name="Standard">
      <style:text-properties fo:language="en" fo:country="US" fo:font-weight="normal" officeooo:rsid="000ff15b" officeooo:paragraph-rsid="000ff15b" style:font-weight-asian="normal" style:font-weight-complex="normal"/>
    </style:style>
    <style:style style:name="P42" style:family="paragraph" style:parent-style-name="Standard">
      <style:text-properties fo:language="en" fo:country="US" fo:font-weight="normal" officeooo:rsid="00391ba5" officeooo:paragraph-rsid="00391ba5" style:font-weight-asian="normal" style:font-weight-complex="normal"/>
    </style:style>
    <style:style style:name="P43" style:family="paragraph" style:parent-style-name="Standard">
      <style:text-properties fo:language="en" fo:country="US" fo:font-weight="normal" officeooo:rsid="0054caf6" officeooo:paragraph-rsid="0054caf6" style:font-weight-asian="normal" style:font-weight-complex="normal"/>
    </style:style>
    <style:style style:name="P44" style:family="paragraph" style:parent-style-name="Standard">
      <style:text-properties officeooo:rsid="0010e6ce" officeooo:paragraph-rsid="0010e6ce"/>
    </style:style>
    <style:style style:name="P45" style:family="paragraph" style:parent-style-name="Standard">
      <style:text-properties officeooo:rsid="003e3dfd" officeooo:paragraph-rsid="003e3dfd"/>
    </style:style>
    <style:style style:name="P46" style:family="paragraph" style:parent-style-name="Standard">
      <style:text-properties officeooo:rsid="003fa0c8" officeooo:paragraph-rsid="003fa0c8"/>
    </style:style>
    <style:style style:name="P47" style:family="paragraph" style:parent-style-name="Text_20_body">
      <style:text-properties officeooo:paragraph-rsid="002e9e61"/>
    </style:style>
    <style:style style:name="P48" style:family="paragraph" style:parent-style-name="Text_20_body">
      <style:text-properties officeooo:rsid="0033c669" officeooo:paragraph-rsid="0033c669"/>
    </style:style>
    <style:style style:name="P49" style:family="paragraph" style:parent-style-name="Text_20_body">
      <style:paragraph-properties fo:margin-top="0in" fo:margin-bottom="0.0181in" style:contextual-spacing="false" fo:line-height="100%"/>
      <style:text-properties officeooo:rsid="0033c669" officeooo:paragraph-rsid="0033c669"/>
    </style:style>
    <style:style style:name="P50" style:family="paragraph" style:parent-style-name="Text_20_body">
      <style:paragraph-properties fo:margin-top="0in" fo:margin-bottom="0.0181in" style:contextual-spacing="false" fo:line-height="100%"/>
      <style:text-properties officeooo:rsid="0033c669" officeooo:paragraph-rsid="0034cb9e"/>
    </style:style>
    <style:style style:name="P51" style:family="paragraph" style:parent-style-name="Text_20_body" style:master-page-name="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style:page-number="auto" fo:background-color="transparent"/>
      <style:text-properties officeooo:rsid="0033c669" officeooo:paragraph-rsid="0033c669"/>
    </style:style>
    <style:style style:name="P52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33c669" officeooo:paragraph-rsid="0033c669"/>
    </style:style>
    <style:style style:name="P53" style:family="paragraph" style:parent-style-name="Text_20_body">
      <loext:graphic-properties draw:fill="none"/>
      <style:paragraph-properties fo:margin-left="0.25in" fo:margin-right="0in" fo:margin-top="0in" fo:margin-bottom="0.0181in" style:contextual-spacing="false" fo:line-height="115%" fo:text-indent="0in" style:auto-text-indent="false" fo:background-color="transparent"/>
      <style:text-properties officeooo:rsid="0034b20c" officeooo:paragraph-rsid="0034b20c"/>
    </style:style>
    <style:style style:name="P54" style:family="paragraph" style:parent-style-name="Text_20_body">
      <style:text-properties officeooo:rsid="0036c8d5" officeooo:paragraph-rsid="0036cc93"/>
    </style:style>
    <style:style style:name="P55" style:family="paragraph" style:parent-style-name="Text_20_body">
      <style:paragraph-properties fo:margin-top="0in" fo:margin-bottom="0in" style:contextual-spacing="false"/>
      <style:text-properties officeooo:rsid="0036c8d5" officeooo:paragraph-rsid="0036cc93"/>
    </style:style>
    <style:style style:name="P56" style:family="paragraph" style:parent-style-name="Text_20_body">
      <style:paragraph-properties fo:margin-top="0in" fo:margin-bottom="0in" style:contextual-spacing="false"/>
      <style:text-properties fo:font-weight="bold" officeooo:rsid="0036c8d5" officeooo:paragraph-rsid="0036c8d5" style:font-weight-asian="bold" style:font-weight-complex="bold"/>
    </style:style>
    <style:style style:name="P57" style:family="paragraph" style:parent-style-name="Text_20_body">
      <style:text-properties fo:font-weight="bold" officeooo:rsid="0039cebe" officeooo:paragraph-rsid="0039cebe" style:font-weight-asian="bold" style:font-weight-complex="bold"/>
    </style:style>
    <style:style style:name="P58" style:family="paragraph" style:parent-style-name="Text_20_body">
      <style:paragraph-properties fo:margin-top="0in" fo:margin-bottom="0.0181in" style:contextual-spacing="false" fo:line-height="100%"/>
      <style:text-properties fo:font-weight="bold" officeooo:rsid="003a440e" officeooo:paragraph-rsid="003a440e" style:font-weight-asian="bold" style:font-weight-complex="bold"/>
    </style:style>
    <style:style style:name="P59" style:family="paragraph" style:parent-style-name="Text_20_body">
      <style:text-properties fo:font-weight="bold" officeooo:rsid="00438026" officeooo:paragraph-rsid="00438026" style:font-weight-asian="bold" style:font-weight-complex="bold"/>
    </style:style>
    <style:style style:name="P60" style:family="paragraph" style:parent-style-name="Text_20_body">
      <style:text-properties fo:font-weight="bold" officeooo:rsid="00458a08" officeooo:paragraph-rsid="0045eed3" style:font-weight-asian="bold" style:font-weight-complex="bold"/>
    </style:style>
    <style:style style:name="P61" style:family="paragraph" style:parent-style-name="Text_20_body">
      <style:text-properties fo:font-weight="bold" officeooo:rsid="00458a08" officeooo:paragraph-rsid="0048ec14" style:font-weight-asian="bold" style:font-weight-complex="bold"/>
    </style:style>
    <style:style style:name="P62" style:family="paragraph" style:parent-style-name="Text_20_body">
      <style:text-properties fo:font-weight="bold" officeooo:rsid="0045eed3" officeooo:paragraph-rsid="0045eed3" style:font-weight-asian="bold" style:font-weight-complex="bold"/>
    </style:style>
    <style:style style:name="P63" style:family="paragraph" style:parent-style-name="Text_20_body" style:master-page-name="">
      <loext:graphic-properties draw:fill="none"/>
      <style:paragraph-properties fo:margin-left="0.5in" fo:margin-right="0in" fo:margin-top="0in" fo:margin-bottom="0.0972in" style:contextual-spacing="false" fo:line-height="115%" fo:text-indent="-0.5in" style:auto-text-indent="false" style:page-number="auto" fo:background-color="transparent"/>
      <style:text-properties fo:font-weight="bold" officeooo:rsid="004841e7" officeooo:paragraph-rsid="004841e7" style:font-weight-asian="bold" style:font-weight-complex="bold"/>
    </style:style>
    <style:style style:name="P64" style:family="paragraph" style:parent-style-name="Text_20_body">
      <style:text-properties fo:font-weight="bold" officeooo:rsid="004841e7" officeooo:paragraph-rsid="004f7a2d" style:font-weight-asian="bold" style:font-weight-complex="bold"/>
    </style:style>
    <style:style style:name="P65" style:family="paragraph" style:parent-style-name="Text_20_body">
      <style:text-properties fo:font-weight="bold" officeooo:rsid="004e0ba9" officeooo:paragraph-rsid="004e0ba9" style:font-weight-asian="bold" style:font-weight-complex="bold"/>
    </style:style>
    <style:style style:name="P66" style:family="paragraph" style:parent-style-name="Text_20_body">
      <style:text-properties fo:font-weight="bold" officeooo:rsid="004f7a2d" officeooo:paragraph-rsid="004f7a2d" style:font-weight-asian="bold" style:font-weight-complex="bold"/>
    </style:style>
    <style:style style:name="P67" style:family="paragraph" style:parent-style-name="Text_20_body">
      <style:text-properties fo:font-weight="bold" officeooo:rsid="0051ad71" officeooo:paragraph-rsid="0051ad71" style:font-weight-asian="bold" style:font-weight-complex="bold"/>
    </style:style>
    <style:style style:name="P68" style:family="paragraph" style:parent-style-name="Text_20_body">
      <style:text-properties fo:font-weight="bold" officeooo:rsid="0055823d" officeooo:paragraph-rsid="0055823d" style:font-weight-asian="bold" style:font-weight-complex="bold"/>
    </style:style>
    <style:style style:name="P69" style:family="paragraph" style:parent-style-name="Text_20_body">
      <style:text-properties fo:font-weight="bold" officeooo:rsid="00564f85" officeooo:paragraph-rsid="00564f85" style:font-weight-asian="bold" style:font-weight-complex="bold"/>
    </style:style>
    <style:style style:name="P70" style:family="paragraph" style:parent-style-name="Text_20_body">
      <style:text-properties officeooo:rsid="0039cebe" officeooo:paragraph-rsid="0039cebe"/>
    </style:style>
    <style:style style:name="P71" style:family="paragraph" style:parent-style-name="Text_20_body">
      <style:paragraph-properties fo:margin-top="0in" fo:margin-bottom="0.0181in" style:contextual-spacing="false"/>
      <style:text-properties officeooo:rsid="0039cebe" officeooo:paragraph-rsid="0039cebe"/>
    </style:style>
    <style:style style:name="P72" style:family="paragraph" style:parent-style-name="Text_20_body">
      <style:paragraph-properties fo:margin-top="0in" fo:margin-bottom="0.0181in" style:contextual-spacing="false"/>
      <style:text-properties officeooo:rsid="003a440e" officeooo:paragraph-rsid="003a440e"/>
    </style:style>
    <style:style style:name="P73" style:family="paragraph" style:parent-style-name="Text_20_body">
      <style:paragraph-properties fo:margin-top="0in" fo:margin-bottom="0.0181in" style:contextual-spacing="false"/>
      <style:text-properties fo:font-weight="normal" officeooo:rsid="003a440e" officeooo:paragraph-rsid="003a440e" style:font-weight-asian="normal" style:font-weight-complex="normal"/>
    </style:style>
    <style:style style:name="P74" style:family="paragraph" style:parent-style-name="Text_20_body">
      <style:text-properties fo:font-weight="normal" officeooo:rsid="0057d38b" officeooo:paragraph-rsid="0057d38b" style:font-weight-asian="normal" style:font-weight-complex="normal"/>
    </style:style>
    <style:style style:name="P75" style:family="paragraph" style:parent-style-name="Text_20_body">
      <style:text-properties officeooo:rsid="003bf0e1" officeooo:paragraph-rsid="003bf0e1"/>
    </style:style>
    <style:style style:name="P76" style:family="paragraph" style:parent-style-name="Text_20_body">
      <style:text-properties officeooo:rsid="003c9c5f" officeooo:paragraph-rsid="003c9c5f"/>
    </style:style>
    <style:style style:name="P77" style:family="paragraph" style:parent-style-name="Text_20_body">
      <style:text-properties officeooo:rsid="00438026" officeooo:paragraph-rsid="00438026"/>
    </style:style>
    <style:style style:name="P78" style:family="paragraph" style:parent-style-name="Text_20_body">
      <style:text-properties officeooo:rsid="0044707e" officeooo:paragraph-rsid="0044707e"/>
    </style:style>
    <style:style style:name="T1" style:family="text">
      <style:text-properties officeooo:rsid="000412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04f1" style:font-weight-asian="bold" style:font-weight-complex="bold"/>
    </style:style>
    <style:style style:name="T4" style:family="text">
      <style:text-properties fo:font-weight="bold" officeooo:rsid="0020a218" style:font-weight-asian="bold" style:font-weight-complex="bold"/>
    </style:style>
    <style:style style:name="T5" style:family="text">
      <style:text-properties fo:font-weight="bold" officeooo:rsid="0024739d" style:font-weight-asian="bold" style:font-weight-complex="bold"/>
    </style:style>
    <style:style style:name="T6" style:family="text">
      <style:text-properties fo:font-weight="bold" officeooo:rsid="0013c639" style:font-weight-asian="bold" style:font-weight-complex="bold"/>
    </style:style>
    <style:style style:name="T7" style:family="text">
      <style:text-properties fo:font-weight="bold" officeooo:rsid="0025bac7" style:font-weight-asian="bold" style:font-weight-complex="bold"/>
    </style:style>
    <style:style style:name="T8" style:family="text">
      <style:text-properties fo:font-weight="bold" officeooo:rsid="002b1eca" style:font-weight-asian="bold" style:font-weight-complex="bold"/>
    </style:style>
    <style:style style:name="T9" style:family="text">
      <style:text-properties fo:font-weight="bold" officeooo:rsid="002d10d2" style:font-weight-asian="bold" style:font-weight-complex="bold"/>
    </style:style>
    <style:style style:name="T10" style:family="text">
      <style:text-properties fo:font-weight="bold" officeooo:rsid="003a6235" style:font-weight-asian="bold" style:font-weight-complex="bold"/>
    </style:style>
    <style:style style:name="T11" style:family="text">
      <style:text-properties fo:font-weight="bold" officeooo:rsid="003eb3d1" style:font-weight-asian="bold" style:font-weight-complex="bold"/>
    </style:style>
    <style:style style:name="T12" style:family="text">
      <style:text-properties officeooo:rsid="0005a857"/>
    </style:style>
    <style:style style:name="T13" style:family="text">
      <style:text-properties fo:color="#c9211e" loext:opacity="100%" officeooo:rsid="0007de16"/>
    </style:style>
    <style:style style:name="T14" style:family="text">
      <style:text-properties fo:color="#c9211e" loext:opacity="100%" fo:font-weight="bold" style:font-weight-asian="bold" style:font-weight-complex="bold"/>
    </style:style>
    <style:style style:name="T15" style:family="text">
      <style:text-properties fo:color="#c9211e" loext:opacity="100%" fo:font-weight="bold" officeooo:rsid="002b1eca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459761" style:font-weight-asian="normal" style:font-weight-complex="normal"/>
    </style:style>
    <style:style style:name="T18" style:family="text">
      <style:text-properties fo:font-weight="normal" officeooo:rsid="0045eed3" style:font-weight-asian="normal" style:font-weight-complex="normal"/>
    </style:style>
    <style:style style:name="T19" style:family="text">
      <style:text-properties fo:font-weight="normal" officeooo:rsid="0047208b" style:font-weight-asian="normal" style:font-weight-complex="normal"/>
    </style:style>
    <style:style style:name="T20" style:family="text">
      <style:text-properties fo:font-weight="normal" officeooo:rsid="004841e7" style:font-weight-asian="normal" style:font-weight-complex="normal"/>
    </style:style>
    <style:style style:name="T21" style:family="text">
      <style:text-properties fo:font-weight="normal" officeooo:rsid="0048ec14" style:font-weight-asian="normal" style:font-weight-complex="normal"/>
    </style:style>
    <style:style style:name="T22" style:family="text">
      <style:text-properties fo:font-weight="normal" officeooo:rsid="004a109f" style:font-weight-asian="normal" style:font-weight-complex="normal"/>
    </style:style>
    <style:style style:name="T23" style:family="text">
      <style:text-properties fo:font-weight="normal" officeooo:rsid="004af511" style:font-weight-asian="normal" style:font-weight-complex="normal"/>
    </style:style>
    <style:style style:name="T24" style:family="text">
      <style:text-properties fo:font-weight="normal" officeooo:rsid="004cc343" style:font-weight-asian="normal" style:font-weight-complex="normal"/>
    </style:style>
    <style:style style:name="T25" style:family="text">
      <style:text-properties fo:font-weight="normal" officeooo:rsid="004e0ba9" style:font-weight-asian="normal" style:font-weight-complex="normal"/>
    </style:style>
    <style:style style:name="T26" style:family="text">
      <style:text-properties fo:font-weight="normal" officeooo:rsid="004f7a2d" style:font-weight-asian="normal" style:font-weight-complex="normal"/>
    </style:style>
    <style:style style:name="T27" style:family="text">
      <style:text-properties fo:font-weight="normal" officeooo:rsid="0050c086" style:font-weight-asian="normal" style:font-weight-complex="normal"/>
    </style:style>
    <style:style style:name="T28" style:family="text">
      <style:text-properties fo:font-weight="normal" officeooo:rsid="0051a30c" style:font-weight-asian="normal" style:font-weight-complex="normal"/>
    </style:style>
    <style:style style:name="T29" style:family="text">
      <style:text-properties fo:font-weight="normal" officeooo:rsid="0051ad71" style:font-weight-asian="normal" style:font-weight-complex="normal"/>
    </style:style>
    <style:style style:name="T30" style:family="text">
      <style:text-properties fo:font-weight="normal" officeooo:rsid="0053284d" style:font-weight-asian="normal" style:font-weight-complex="normal"/>
    </style:style>
    <style:style style:name="T31" style:family="text">
      <style:text-properties fo:font-weight="normal" officeooo:rsid="00537aea" style:font-weight-asian="normal" style:font-weight-complex="normal"/>
    </style:style>
    <style:style style:name="T32" style:family="text">
      <style:text-properties fo:font-weight="normal" officeooo:rsid="0054c2f9" style:font-weight-asian="normal" style:font-weight-complex="normal"/>
    </style:style>
    <style:style style:name="T33" style:family="text">
      <style:text-properties fo:language="uk" fo:country="UA"/>
    </style:style>
    <style:style style:name="T34" style:family="text">
      <style:text-properties fo:language="en" fo:country="US"/>
    </style:style>
    <style:style style:name="T35" style:family="text">
      <style:text-properties officeooo:rsid="0013685e"/>
    </style:style>
    <style:style style:name="T36" style:family="text">
      <style:text-properties officeooo:rsid="0013c639"/>
    </style:style>
    <style:style style:name="T37" style:family="text">
      <style:text-properties officeooo:rsid="00148fac"/>
    </style:style>
    <style:style style:name="T38" style:family="text">
      <style:text-properties officeooo:rsid="00158db0"/>
    </style:style>
    <style:style style:name="T39" style:family="text">
      <style:text-properties officeooo:rsid="00188618"/>
    </style:style>
    <style:style style:name="T40" style:family="text">
      <style:text-properties officeooo:rsid="0018a3df"/>
    </style:style>
    <style:style style:name="T41" style:family="text">
      <style:text-properties officeooo:rsid="001d04f1"/>
    </style:style>
    <style:style style:name="T42" style:family="text">
      <style:text-properties officeooo:rsid="001f7b68"/>
    </style:style>
    <style:style style:name="T43" style:family="text">
      <style:text-properties officeooo:rsid="0020a218"/>
    </style:style>
    <style:style style:name="T44" style:family="text">
      <style:text-properties officeooo:rsid="0020ad51"/>
    </style:style>
    <style:style style:name="T45" style:family="text">
      <style:text-properties officeooo:rsid="00236fff"/>
    </style:style>
    <style:style style:name="T46" style:family="text">
      <style:text-properties officeooo:rsid="00244d42"/>
    </style:style>
    <style:style style:name="T47" style:family="text">
      <style:text-properties officeooo:rsid="0024739d"/>
    </style:style>
    <style:style style:name="T48" style:family="text">
      <style:text-properties officeooo:rsid="0025bac7"/>
    </style:style>
    <style:style style:name="T49" style:family="text">
      <style:text-properties officeooo:rsid="00274345"/>
    </style:style>
    <style:style style:name="T50" style:family="text">
      <style:text-properties officeooo:rsid="002b1eca"/>
    </style:style>
    <style:style style:name="T51" style:family="text">
      <style:text-properties officeooo:rsid="002d10d2"/>
    </style:style>
    <style:style style:name="T52" style:family="text">
      <style:text-properties officeooo:rsid="00177264"/>
    </style:style>
    <style:style style:name="T53" style:family="text">
      <style:text-properties officeooo:rsid="002e9e61"/>
    </style:style>
    <style:style style:name="T54" style:family="text">
      <style:text-properties officeooo:rsid="0034cb9e"/>
    </style:style>
    <style:style style:name="T55" style:family="text">
      <style:text-properties officeooo:rsid="0036cc93"/>
    </style:style>
    <style:style style:name="T56" style:family="text">
      <style:text-properties officeooo:rsid="00391ba5"/>
    </style:style>
    <style:style style:name="T57" style:family="text">
      <style:text-properties officeooo:rsid="003eb3d1"/>
    </style:style>
    <style:style style:name="T58" style:family="text">
      <style:text-properties officeooo:rsid="00415507"/>
    </style:style>
    <style:style style:name="T59" style:family="text">
      <style:text-properties officeooo:rsid="004327e1"/>
    </style:style>
    <style:style style:name="T60" style:family="text">
      <style:text-properties officeooo:rsid="00441acb"/>
    </style:style>
    <style:style style:name="T61" style:family="text">
      <style:text-properties officeooo:rsid="0045eed3"/>
    </style:style>
    <style:style style:name="T62" style:family="text">
      <style:text-properties officeooo:rsid="004841e7"/>
    </style:style>
    <style:style style:name="T63" style:family="text">
      <style:text-properties officeooo:rsid="0048ec14"/>
    </style:style>
    <style:style style:name="T64" style:family="text">
      <style:text-properties officeooo:rsid="004a109f"/>
    </style:style>
    <style:style style:name="T65" style:family="text">
      <style:text-properties officeooo:rsid="004cc343"/>
    </style:style>
    <style:style style:name="T66" style:family="text">
      <style:text-properties officeooo:rsid="004e0ba9"/>
    </style:style>
    <style:style style:name="T67" style:family="text">
      <style:text-properties officeooo:rsid="004f7a2d"/>
    </style:style>
    <style:style style:name="T68" style:family="text">
      <style:text-properties officeooo:rsid="0050c086"/>
    </style:style>
    <style:style style:name="T69" style:family="text">
      <style:text-properties officeooo:rsid="0051a30c"/>
    </style:style>
    <style:style style:name="T70" style:family="text">
      <style:text-properties officeooo:rsid="00537aea"/>
    </style:style>
    <style:style style:name="T71" style:family="text">
      <style:text-properties officeooo:rsid="0054c2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define, <text:span text:style-name="T1">typedef</text:span> in one .cpp-file is not visible in other.</text:p>
      <text:p text:style-name="P1"/>
      <text:p text:style-name="P44">Arithmetic operations numeric types not smaller, than int – implicit promotion will take place.</text:p>
      <text:p text:style-name="P44"/>
      <text:p text:style-name="P45">Comma operator. It is binary operator, evaluates 1st arg. and discards it’s value, then evaluates second and returns it’s value. Has lower precedence, than assignment. Example: a = (1, 2) → a==2. <text:span text:style-name="T57">It is used as a </text:span><text:span text:style-name="T11">sequence point</text:span><text:span text:style-name="T57">(gives happens before guaranty).</text:span></text:p>
      <text:p text:style-name="P45"/>
      <text:p text:style-name="P46">Operator -&gt; has “drill-down behaviour”. <text:span text:style-name="T58">When overloaded should return raw pointer(used for member lookup) or obj.(by ref. or value) with overloaded -&gt; (which will be again invoked).</text:span></text:p>
      <text:p text:style-name="P46"/>
      <text:p text:style-name="P13">ADL – argument-dependent lookup, <text:span text:style-name="T13">read more on this</text:span></text:p>
      <text:p text:style-name="P1"/>
      <text:p text:style-name="P17"><text:span text:style-name="T2">enum </text:span><text:span text:style-name="T16">MyEnum : long {a = 1L, ...}</text:span><text:span text:style-name="T2">; - </text:span></text:p>
      <text:p text:style-name="P16"><text:span text:style-name="T2"/></text:p>
      <text:p text:style-name="P16"><text:span text:style-name="T2">Inner class</text:span> has access to all members of enclosing class. Enclosing class does not have special privileges in access to inner class</text:p>
      <text:p text:style-name="P16"/>
      <text:p text:style-name="P6">lvalue, rvalue</text:p>
      <text:p text:style-name="P15">lvalue – anything that has region of storage(may be on the left side of =)</text:p>
      <text:p text:style-name="P14">rvalue – not lvalue. Example: x = a + b + c; x, a, b, c – lvalues, but result of a + b is rvalue</text:p>
      <text:p text:style-name="P1"/>
      <text:p text:style-name="P4">Move semantics</text:p>
      <text:p text:style-name="P10">MyClass(MyClass <text:span text:style-name="T2">&amp;&amp;</text:span> rvalue) {</text:p>
      <text:p text:style-name="P9"><text:tab/>just steal state by pointers, not need to copy</text:p>
      <text:p text:style-name="P9">}</text:p>
      <text:p text:style-name="P9"/>
      <text:p text:style-name="P5">Pointers to method of a class</text:p>
      <text:p text:style-name="P11">void (MyClass::*pMethod)(int); // declaration</text:p>
      <text:p text:style-name="P11">pMethod = &amp;MyClass::method; // assignment</text:p>
      <text:p text:style-name="P11">myInst.*pMethod(1); // invocation on specific instance</text:p>
      <text:h text:style-name="Heading_20_1" text:outline-level="1">Rule Of Three(the big three)</text:h>
      <text:p text:style-name="P2">I you provide own impl. of <text:span text:style-name="T2">destructor</text:span> or <text:span text:style-name="T2">copy constr.</text:span> or <text:span text:style-name="T2">assignment operator</text:span> → you should provide own destructor <text:span text:style-name="T2">and</text:span> copy constr. <text:span text:style-name="T2">and</text:span> assignment operator.</text:p>
      <text:p text:style-name="P2"/>
      <text:h text:style-name="Heading_20_1" text:outline-level="1">Rule of Five(the big five)</text:h>
      <text:p text:style-name="P2">Same as rule of three but with added <text:span text:style-name="T2">move constructor</text:span> and <text:span text:style-name="T2">move assign. op</text:span>.</text:p>
      <text:p text:style-name="P2"/>
      <text:h text:style-name="Heading_20_1" text:outline-level="1">Copy-and-swap idiom</text:h>
      <text:p text:style-name="P3">Approach to copy resources. Assume it’s needed to copy new_str to this→str:</text:p>
      <text:p text:style-name="P3"/>
      <text:p text:style-name="P3">// first – create a copy in temp. var.</text:p>
      <text:p text:style-name="P3">char * tmp_str = new char[…]; <text:span text:style-name="T2">// state of “this” will be consistent if exception is thrown here</text:span></text:p>
      <text:p text:style-name="P7"><text:soft-page-break/>std::memcpy(<text:span text:style-name="T12">tmp_str, new_str, …</text:span>)</text:p>
      <text:p text:style-name="P7"/>
      <text:p text:style-name="P7">// <text:span text:style-name="T12">replace this→str by tmp_str</text:span></text:p>
      <text:p text:style-name="P8">char * prev_str = this→str;</text:p>
      <text:p text:style-name="P8">this→str = tmp_str;</text:p>
      <text:p text:style-name="P8">delete [] prev_str;</text:p>
      <text:p text:style-name="P8"/>
      <text:p text:style-name="P8">would be simpler to swap this→str and tmp_str(see below) – that is why name contains “swap”</text:p>
      <text:p text:style-name="P8">swap(this→str, tmp_str);</text:p>
      <text:p text:style-name="P8">delete [] tmp_str;</text:p>
      <text:p text:style-name="P8"/>
      <text:h text:style-name="P38" text:outline-level="1">Operator overloading</text:h>
      <text:p text:style-name="P47"><text:span text:style-name="T53">Can not be overloaded: </text:span>sizeof, typeid, <text:span text:style-name="T53">s</text:span>cope resolution (::), member access operators (“.”, “.*”), <text:span text:style-name="T53">t</text:span>ernary (?:).</text:p>
      <text:p text:style-name="P75">Address-of may be overloaded, it is unary: some_t operator&amp;()</text:p>
      <text:p text:style-name="P76">Overloaded || and &amp;&amp; are <text:span text:style-name="T2">not shortcircuit</text:span>.</text:p>
      <text:p text:style-name="P57">Member or non-member function?</text:p>
      <text:p text:style-name="P70">If operator is unary or treats arguments differently(modifies one) – impl. as member function.</text:p>
      <text:p text:style-name="P56">Pre-/post- increment/decrement</text:p>
      <text:p text:style-name="P55">void operator++() { } // <text:span text:style-name="T55">pre-increment, ++x</text:span></text:p>
      <text:p text:style-name="P54">void operator++(<text:span text:style-name="T55">int</text:span>) { } // <text:span text:style-name="T55">post-increment, x++</text:span></text:p>
      <text:p text:style-name="P57">Dereference/multiply</text:p>
      <text:p text:style-name="P71">MyClass &amp; operator*() {} // dereference</text:p>
      <text:p text:style-name="P71">… operator*(MyClass &amp;) {} // multiply has argument</text:p>
      <text:p text:style-name="P58">Function call operator</text:p>
      <text:p text:style-name="P73">Class with this overloading becomes <text:span text:style-name="T2">Function Object </text:span><text:span text:style-name="T10">(Functor)</text:span>.</text:p>
      <text:p text:style-name="P72">double operator()(double x) {} // definition</text:p>
      <text:p text:style-name="P72">obj(0.07); // invocation</text:p>
      <text:h text:style-name="Heading_20_1" text:outline-level="1">Casting</text:h>
      <text:p text:style-name="P49">const_cast&lt;&gt;() - adds/drops const or volatile</text:p>
      <text:p text:style-name="P50">static_cast&lt;&gt;() - checks inheritance hierarchy <text:span text:style-name="T54">while compilation</text:span>.</text:p>
      <text:p text:style-name="P50">reinterpret_cast&lt;&gt;() - does not check hierarchy.</text:p>
      <text:p text:style-name="P50"><text:span text:style-name="T54">dynamic_cast&lt;&gt;() - check hierarchy during runtime</text:span></text:p>
      <text:p text:style-name="P48">Example:</text:p>
      <text:p text:style-name="P51">class B {};</text:p>
      <text:p text:style-name="P52">class C1 : public B {};</text:p>
      <text:p text:style-name="P52">class C2 : public B {};</text:p>
      <text:p text:style-name="P52"><text:soft-page-break/></text:p>
      <text:p text:style-name="P52">B * b= ...; C2 * c2= ...;</text:p>
      <text:p text:style-name="P52">C1 * c1 = static_cast&lt;C1 *&gt;(b); // will compile, B * <text:span text:style-name="T59">theoretically</text:span> may ref. C1</text:p>
      <text:p text:style-name="P53">c1 = dynamic_cast&lt;C1 *&gt;(b); // will compile, but <text:span text:style-name="T54">c1 == nullptr; will </text:span>throws bad_cast <text:span text:style-name="T54">with C1 &amp; instead C1 *</text:span></text:p>
      <text:p text:style-name="P52">c1 = static_cast&lt;C1 *&gt;(c2); // will NOT compile, C2 * never ref<text:span text:style-name="T54">erences</text:span> C1</text:p>
      <text:p text:style-name="P52">c1 = reinterpret_cast&lt;C1 *&gt;(c2); // will compile, yes reinterpret_cast is danger</text:p>
      <text:h text:style-name="Heading_20_1" text:outline-level="1">Exceptions</text:h>
      <text:p text:style-name="P12"><text:span text:style-name="T2">If class inherits from std::exception</text:span><text:span text:style-name="T33"> </text:span><text:span text:style-name="T34">it should impl.:</text:span></text:p>
      <text:p text:style-name="P18">- at least default constructor(or some specific)</text:p>
      <text:p text:style-name="P18">- copy constructor</text:p>
      <text:p text:style-name="P18">- copy assignment operator</text:p>
      <text:p text:style-name="P18"/>
      <text:h text:style-name="P39" text:outline-level="1">STL</text:h>
      <text:p text:style-name="P59">Iterator</text:p>
      <text:p text:style-name="P77">std::next(...), std::prev(…) - return new <text:span text:style-name="T60">IT, use std::advance(…) to move existing iterator.</text:span></text:p>
      <text:p text:style-name="P78">std::inser(… container …) - return IT which inserts elements into container when *it=. Container should have method insert().</text:p>
      <text:h text:style-name="Heading_20_2" text:outline-level="2">Containers</text:h>
      <text:p text:style-name="P61"><text:span text:style-name="T65">array</text:span><text:span text:style-name="T24"> – like array which may throw </text:span><text:span text:style-name="T65">out_of_range</text:span><text:span text:style-name="T24"> exception. </text:span><text:span text:style-name="T62">v</text:span>ector - <text:span text:style-name="T17">ArrayList. </text:span><text:span text:style-name="T20">l</text:span><text:span text:style-name="T62">ist</text:span><text:span text:style-name="T20"> – LinkedList. </text:span><text:span text:style-name="T63">forward_list</text:span><text:span text:style-name="T21"> – improved list, it is linked list of arrays under the hood. </text:span><text:span text:style-name="T63">dequeue</text:span><text:span text:style-name="T21"> – no standard impl., the best performance for adding/removing items from ends. </text:span><text:span text:style-name="T63">queue – </text:span><text:span text:style-name="T21">infact it is a wrapper for deque or list. </text:span><text:span text:style-name="T64">priority_queue</text:span><text:span text:style-name="T22"> – adapter for other container; first element in queue is the greatest; </text:span><text:span text:style-name="T23">custom comparator &amp; underlying container should be specified together(as templ. args. or constructor args.). </text:span><text:span text:style-name="T66">pair</text:span><text:span text:style-name="T25"> – struct. with fields: first, second; declared in &lt;utility&gt;. </text:span><text:span text:style-name="T67">map</text:span><text:span text:style-name="T26"> – keys are ordered. </text:span><text:span text:style-name="T68">unordered_map</text:span><text:span text:style-name="T27"> – like HashMap. </text:span><text:span text:style-name="T69">multimap</text:span><text:span text:style-name="T28"> – key has list of values, </text:span><text:span text:style-name="T29">still organized as list of &lt;key, value&gt;(not &lt;key, list&lt;value&gt;&gt;)</text:span><text:span text:style-name="T28">. </text:span><text:span text:style-name="T70">stack</text:span><text:span text:style-name="T31"> – wrapper for other container(uses push_back(), pop_back() from it). </text:span><text:span text:style-name="T70">set</text:span><text:span text:style-name="T31"> – like TreeSet. </text:span><text:span text:style-name="T70">unordered_set</text:span><text:span text:style-name="T31"> – like HashSet. </text:span><text:span text:style-name="T71">multiset</text:span><text:span text:style-name="T32"> – actually a SortedList.</text:span></text:p>
      <text:p text:style-name="P60"><text:span text:style-name="T17">‘c’method() - const, ‘r’method() - reverse.</text:span></text:p>
      <text:p text:style-name="P62"><text:span text:style-name="T17">R</text:span><text:span text:style-name="T16">eplace all by items from: assign() </text:span><text:span text:style-name="T19">or =</text:span></text:p>
      <text:p text:style-name="P63"><text:span text:style-name="T17">e</text:span><text:span text:style-name="T16">mplace(position, constructor args for new element) – create new element(passing arguments to it’s constructor) and insert it.</text:span></text:p>
      <text:p text:style-name="P60"><text:span text:style-name="T17">Access items: at() or []. </text:span><text:span text:style-name="T26">May throw </text:span><text:span text:style-name="T67">out_of_range</text:span><text:span text:style-name="T26">.</text:span></text:p>
      <text:p text:style-name="P60"><text:span text:style-name="T18">Remove </text:span><text:span text:style-name="T19">item</text:span><text:span text:style-name="T18">: erase()</text:span></text:p>
      <text:p text:style-name="P64"><text:span text:style-name="T61">l</text:span>ist</text:p>
      <text:p text:style-name="P64"><text:soft-page-break/><text:span text:style-name="T26">A</text:span><text:span text:style-name="T16">lso </text:span><text:span text:style-name="T26">has</text:span><text:span text:style-name="T16"> remove(obj. to compare for removal), remove_if(predicate), unique(comparator).</text:span></text:p>
      <text:p text:style-name="P66">map</text:p>
      <text:p text:style-name="P66"><text:span text:style-name="T16">count() - checks if key exists, ret. 0 or 1(actually counts entries with specified key).</text:span></text:p>
      <text:p text:style-name="P66"><text:span text:style-name="T16">find(key) - returns iter. to </text:span><text:span text:style-name="T27">entry with key or end-iterator.</text:span></text:p>
      <text:p text:style-name="P67"><text:span text:style-name="T68">m</text:span>ultimap</text:p>
      <text:p text:style-name="P67"><text:span text:style-name="T16">Add elements via insert({k, v}). Use count() and find() to get all values by specific key. </text:span><text:span text:style-name="T30">Does not have = operator.</text:span></text:p>
      <text:h text:style-name="Heading_20_2" text:outline-level="2">Algorithms</text:h>
      <text:p text:style-name="P65"><text:span text:style-name="T16"/></text:p>
      <text:h text:style-name="Heading_20_2" text:outline-level="2">Smart pointers</text:h>
      <text:p text:style-name="P74">Declared in &lt;memory&gt;.</text:p>
      <text:p text:style-name="P68">weak_ptr</text:p>
      <text:p text:style-name="P69"><text:span text:style-name="T16">Convert to shared_ptr using lock() before accessing value. Also check is obtained shared_ptr != nullptr. It is assumed, that obtained shared_ptr is local var., so there is no unlock() method.</text:span></text:p>
      <text:h text:style-name="Heading_20_1" text:outline-level="1">Remember</text:h>
      <text:p text:style-name="P18">“<text:span text:style-name="T56">explicit</text:span>” <text:span text:style-name="T56">and converting constructors.</text:span></text:p>
      <text:p text:style-name="P42">Tag dispatch.</text:p>
      <text:p text:style-name="P42">Virtual inheritance.</text:p>
      <text:p text:style-name="P43">SFINAE – substitution failure is not an error</text:p>
      <text:h text:style-name="Heading_20_1" text:outline-level="1">Linker script</text:h>
      <text:p text:style-name="P25">Sometimes spaces matter. Example: “.text:” causes a problem(just example) but “.text :” - does not.</text:p>
      <text:p text:style-name="P33">Symbols from .ld-file may be referenced in source code:</text:p>
      <text:p text:style-name="P33"><text:tab/>extern int from_ld; // <text:span text:style-name="T47">it does not have value, </text:span><text:span text:style-name="T5">it has only address</text:span><text:span text:style-name="T47"> – use as </text:span><text:span text:style-name="T42">&amp;flom_ld </text:span></text:p>
      <text:p text:style-name="P19"/>
      <text:h text:style-name="Heading_20_2" text:outline-level="2">Structure of a file</text:h>
      <text:p text:style-name="P21">ENTRY(starting_function_name)</text:p>
      <text:p text:style-name="P21"/>
      <text:p text:style-name="P20">MEMORY</text:p>
      <text:p text:style-name="P20">{</text:p>
      <text:p text:style-name="P19"><text:tab/>mem1 <text:span text:style-name="T35">(rwxia) </text:span>: <text:span text:style-name="T35">ORIGIN =0x2000, LENGTH =10K</text:span></text:p>
      <text:p text:style-name="P19"><text:tab/>…</text:p>
      <text:p text:style-name="P19">}</text:p>
      <text:p text:style-name="P19"/>
      <text:p text:style-name="P23">SECTIONS /<text:span text:style-name="T48">* </text:span><text:span text:style-name="T36">how to merge sections from specific obj.-files </text:span><text:span text:style-name="T6">to sections in output file</text:span><text:span text:style-name="T36"> </text:span><text:span text:style-name="T48">*/</text:span></text:p>
      <text:p text:style-name="P21"><text:soft-page-break/>{</text:p>
      <text:p text:style-name="P21"><text:tab/>.text <text:span text:style-name="T46">0x100 </text:span>: /<text:span text:style-name="T46">* put starting from 0x100 */</text:span></text:p>
      <text:p text:style-name="P21"><text:tab/><text:span text:style-name="T46">AT(0xF00) /* will be loaded from 0xF00 */</text:span></text:p>
      <text:p text:style-name="P21"><text:tab/>{</text:p>
      <text:p text:style-name="P21"><text:tab/><text:tab/><text:span text:style-name="T37">*(.text) /</text:span><text:span text:style-name="T48">* put .text sections from all .o-files */</text:span></text:p>
      <text:p text:style-name="P21"><text:tab/><text:tab/><text:span text:style-name="T48">a1.o a2.o a3.o /* put here all sections(</text:span><text:span text:style-name="T7">except explicitly spec. else</text:span><text:span text:style-name="T8">where</text:span><text:span text:style-name="T48">) from .o-files */</text:span></text:p>
      <text:p text:style-name="P21"><text:tab/><text:tab/><text:span text:style-name="T48">b.o (.sect1 .sect2 sect3) /* put here specified sections from b.o */</text:span></text:p>
      <text:p text:style-name="P21"><text:tab/>}</text:p>
      <text:p text:style-name="P21"/>
      <text:p text:style-name="P21"><text:tab/>.data :</text:p>
      <text:p text:style-name="P21"><text:tab/>{</text:p>
      <text:p text:style-name="P21"><text:tab/><text:tab/>. <text:span text:style-name="T38">= ALIGN(2);</text:span></text:p>
      <text:p text:style-name="P21"><text:tab/><text:tab/><text:span text:style-name="T38">_</text:span><text:span text:style-name="T51">s</text:span><text:span text:style-name="T38">data = .;</text:span></text:p>
      <text:p text:style-name="P21"><text:tab/><text:tab/>…</text:p>
      <text:p text:style-name="P21"><text:tab/><text:tab/><text:span text:style-name="T38">_</text:span><text:span text:style-name="T51">e</text:span><text:span text:style-name="T38">data = .;</text:span></text:p>
      <text:p text:style-name="P21"><text:tab/>}&gt; <text:span text:style-name="T45">mem</text:span><text:span text:style-name="T46">1</text:span> AT&gt; <text:span text:style-name="T45">mem2 /</text:span><text:span text:style-name="T46">* put somewhere in mem1 and load from somewhere in mem2 */</text:span></text:p>
      <text:p text:style-name="P21"/>
      <text:p text:style-name="P24"><text:tab/><text:span text:style-name="T52">_sidata = LOADADDR(.data); /</text:span><text:span text:style-name="T51">* to know from where to copy, _sdata keeps addr. in mem1 */</text:span></text:p>
      <text:p text:style-name="P22"><text:tab/></text:p>
      <text:p text:style-name="P22"><text:tab/>.<text:span text:style-name="T46">other (NOLOAD) : /</text:span><text:span text:style-name="T47">* non-loadable */</text:span></text:p>
      <text:p text:style-name="P35"><text:tab/>{</text:p>
      <text:p text:style-name="P22"><text:tab/><text:tab/>BYTE(expression) /<text:span text:style-name="T47">* put here unsigned byte*/</text:span></text:p>
      <text:p text:style-name="P22"><text:tab/><text:tab/>SHORT(expression)</text:p>
      <text:p text:style-name="P22"><text:tab/><text:tab/>LONG(expression)</text:p>
      <text:p text:style-name="P22"><text:tab/><text:tab/>QUAD(expression) /<text:span text:style-name="T47">* put here 8 unsigned bytes */</text:span></text:p>
      <text:p text:style-name="P22"><text:tab/><text:tab/><text:span text:style-name="T47">FILL(0x0304) /* since this point fill possible gaps with 0x0304 */</text:span></text:p>
      <text:p text:style-name="P22"><text:tab/><text:tab/>SQUAD(expression) /<text:span text:style-name="T47">* put here 8 signed bytes */</text:span></text:p>
      <text:p text:style-name="P35"><text:tab/>} &gt; mem2 = 0x0102 /* put in mem2 and fill possible gaps with 0x0102 */</text:p>
      <text:p text:style-name="P35"><text:tab/></text:p>
      <text:p text:style-name="P35"><text:tab/>/<text:span text:style-name="T50">DISCARD/ : {</text:span></text:p>
      <text:p text:style-name="P35"><text:tab/><text:tab/><text:span text:style-name="T50">a.o /* discard </text:span><text:span text:style-name="T15">all??(or not used elsewhere??)</text:span><text:span text:style-name="T50"> <text:s/>sect. from a.o */</text:span></text:p>
      <text:p text:style-name="P36"><text:tab/>}</text:p>
      <text:p text:style-name="P21">}</text:p>
      <text:p text:style-name="P19"/>
      <text:p text:style-name="P30">Output sections <text:span text:style-name="T46">are specific for target file type. Most common</text:span>:</text:p>
      <text:p text:style-name="P30">.text – code,</text:p>
      <text:p text:style-name="P30">.rodata – read-only data, constants</text:p>
      <text:p text:style-name="P30">.data – initialized data(with initial value)</text:p>
      <text:p text:style-name="P30">.bss – not-initialized <text:span text:style-name="T49">static variables</text:span></text:p>
      <text:p text:style-name="P34">COMMON – <text:span text:style-name="T49">seams, not-initialized non-static variables</text:span></text:p>
      <text:p text:style-name="P37">.<text:span text:style-name="T43">stack - ??</text:span></text:p>
      <text:p text:style-name="P19"/>
      <text:p text:style-name="P21">ORIGIN may be equation, like: 0x2000 + 1K - 4</text:p>
      <text:p text:style-name="P21">Attributes: <text:span text:style-name="T51">w – means </text:span><text:span text:style-name="T9">read &amp;</text:span><text:span text:style-name="T51"> write; </text:span>i – initialized <text:span text:style-name="T14">sections??, a – allocated sections?? </text:span></text:p>
      <text:p text:style-name="P21">! - inverts any following attribute(single or several??)</text:p>
      <text:p text:style-name="P21"/>
      <text:p text:style-name="P26">Location counter “.”</text:p>
      <text:p text:style-name="P26">“_data_end = .;“ assigns end of .data section to symbol _data_end.</text:p>
      <text:p text:style-name="P26">. = ALIGN(2); - 2byte-aligns further content<text:span text:style-name="T39">(literally, assign some value to location counter)</text:span>.</text:p>
      <text:p text:style-name="P26"><text:soft-page-break/></text:p>
      <text:h text:style-name="Heading_20_1" text:outline-level="1">Linker</text:h>
      <text:p text:style-name="P29">GCC <text:span text:style-name="T2">also can link. </text:span><text:span text:style-name="T41">Still it </text:span><text:span text:style-name="T3">may not recognize</text:span><text:span text:style-name="T41"> some purely linker options, to fix this: </text:span><text:span text:style-name="T3">-Wl,</text:span><text:span text:style-name="T41">opt1,opt2=val2.</text:span></text:p>
      <text:p text:style-name="P29">Command line:</text:p>
      <text:p text:style-name="P29">gcc <text:span text:style-name="T40">-T linker_script.ld -o output_file.elf </text:span>*.o </text:p>
      <text:p text:style-name="P28">-nostdlib - ??</text:p>
      <text:p text:style-name="P29">-<text:span text:style-name="T41">Map=map.map – purely linker option, creates file with assigned addresses to each symbol(var. or func.)</text:span></text:p>
      <text:p text:style-name="P29"/>
      <text:p text:style-name="P31">objdump -h out.elf – shows sections in output file; <text:span text:style-name="T4">works with obj.-file</text:span><text:span text:style-name="T43">.</text:span></text:p>
      <text:p text:style-name="P31">-<text:span text:style-name="T44">t – show symbols.</text:span></text:p>
      <text:p text:style-name="P31"/>
      <text:p text:style-name="P32">nm out.elf – shows all symbols of app.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22:08:07.335000000</meta:creation-date>
    <dc:date>2024-07-06T04:19:23.755000000</dc:date>
    <meta:editing-duration>P1DT2H32M30S</meta:editing-duration>
    <meta:editing-cycles>59</meta:editing-cycles>
    <meta:generator>LibreOffice/7.6.3.2$Windows_X86_64 LibreOffice_project/29d686fea9f6705b262d369fede658f824154cc0</meta:generator>
    <meta:document-statistic meta:table-count="0" meta:image-count="0" meta:object-count="0" meta:page-count="6" meta:paragraph-count="162" meta:word-count="1278" meta:character-count="8151" meta:non-whitespace-character-count="6944"/>
  </office:meta>
</office:document-meta>
</file>